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092fa7" officeooo:paragraph-rsid="001ee7c3"/>
    </style:style>
    <style:style style:name="P2" style:family="paragraph" style:parent-style-name="Table_20_Contents">
      <style:text-properties officeooo:rsid="00092fa7" officeooo:paragraph-rsid="00235a42"/>
    </style:style>
    <style:style style:name="P3" style:family="paragraph" style:parent-style-name="Table_20_Contents">
      <style:text-properties officeooo:rsid="0023c411" officeooo:paragraph-rsid="001ee7c3"/>
    </style:style>
    <style:style style:name="P4" style:family="paragraph" style:parent-style-name="Table_20_Contents">
      <style:text-properties officeooo:rsid="0023c411" officeooo:paragraph-rsid="00235a42"/>
    </style:style>
    <style:style style:name="P5" style:family="paragraph" style:parent-style-name="Table_20_Contents">
      <style:text-properties officeooo:rsid="001ee7c3" officeooo:paragraph-rsid="001ee7c3"/>
    </style:style>
    <style:style style:name="P6" style:family="paragraph" style:parent-style-name="Table_20_Contents">
      <style:text-properties officeooo:rsid="001ee7c3" officeooo:paragraph-rsid="00235a42"/>
    </style:style>
    <style:style style:name="P7" style:family="paragraph" style:parent-style-name="Header">
      <style:text-properties officeooo:paragraph-rsid="00235a42"/>
    </style:style>
    <style:style style:name="P8" style:family="paragraph" style:parent-style-name="Standard">
      <style:text-properties officeooo:rsid="001ee7c3" officeooo:paragraph-rsid="001ee7c3"/>
    </style:style>
    <style:style style:name="P9" style:family="paragraph" style:parent-style-name="Standard">
      <style:text-properties officeooo:rsid="001ee7c3" officeooo:paragraph-rsid="001f067d"/>
    </style:style>
    <style:style style:name="P10" style:family="paragraph" style:parent-style-name="Standard">
      <style:text-properties officeooo:rsid="001ee7c3" officeooo:paragraph-rsid="00235a42"/>
    </style:style>
    <style:style style:name="P11" style:family="paragraph" style:parent-style-name="Standard">
      <style:text-properties officeooo:paragraph-rsid="00235a42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ee7c3" officeooo:paragraph-rsid="001f067d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1ee7c3" officeooo:paragraph-rsid="002084b3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01ee7c3" officeooo:paragraph-rsid="00235a42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Lucida Console" fo:font-size="10pt" officeooo:rsid="001ee7c3" officeooo:paragraph-rsid="002084b3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 fo:break-before="page"/>
      <style:text-properties officeooo:rsid="001ee7c3" officeooo:paragraph-rsid="00235a42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1ee7c3" officeooo:paragraph-rsid="001f067d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1ee7c3" officeooo:paragraph-rsid="001f067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ucida Console" fo:font-size="10pt" style:font-size-asian="10pt" style:font-size-complex="10pt"/>
    </style:style>
    <style:style style:name="T3" style:family="text">
      <style:text-properties style:font-name="Lucida Console" fo:font-size="10pt" officeooo:rsid="001f067d" style:font-size-asian="10pt" style:font-size-complex="10pt"/>
    </style:style>
    <style:style style:name="T4" style:family="text">
      <style:text-properties officeooo:rsid="002084b3"/>
    </style:style>
    <style:style style:name="T5" style:family="text">
      <style:text-properties officeooo:rsid="00235a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mplement a function which calculates the Nth fibonacci number.<text:line-break/><text:line-break/>Interviewer notes:<text:line-break/><text:span text:style-name="T1">- The fibonacci series begins like 0, 1, 1, 2, 3, 5, 8, 13, 21...(infinity).</text:span></text:p>
      <text:p text:style-name="P9"><text:tab/>- Each number in the series is equal to the previous two numbers added together.</text:p>
      <text:p text:style-name="P9"/>
      <text:p text:style-name="P12"><text:span text:style-name="T1">- an inefficient solution would be</text:span></text:p>
      <text:p text:style-name="P17"><text:line-break/><text:span text:style-name="T3">in</text:span><text:span text:style-name="T2">t fib(int n) {</text:span></text:p>
      <text:p text:style-name="P18"><text:span text:style-name="T2">if (n == 0) return 0;<text:line-break/>if (n == 1) return 1;</text:span></text:p>
      <text:p text:style-name="P18"><text:span text:style-name="T2"/></text:p>
      <text:p text:style-name="P18"><text:span text:style-name="T2">return fib(n-1) + fib(n-2);</text:span></text:p>
      <text:p text:style-name="P17"><text:span text:style-name="T2">}<text:line-break/></text:span></text:p>
      <text:p text:style-name="P12">- if the candidate implements a solution similar to the one above, ask them to consider the time complexity of the solution. What is it? (hint: it is exponential, O(2^n) ). Have them list, for instance, the calls involved in calculating the 5th Fib Number. What do they notice? (hint: many numbers are calculated repeatedly.) How could they speed that up? (hint: Cache those calculations, and don't make calls for them.)</text:p>
      <text:p text:style-name="P12"><text:span text:style-name="T1"/></text:p>
      <text:p text:style-name="P12"><text:span text:style-name="T1">- a more efficient solution would be</text:span></text:p>
      <text:p text:style-name="P18"><text:span text:style-name="T2"/></text:p>
      <text:p text:style-name="P13"><text:span text:style-name="T2"><text:tab/>//</text:span><text:span text:style-name="T3"> a faster solution which caches previous calculations,</text:span></text:p>
      <text:p text:style-name="P13"><text:span text:style-name="T3"><text:tab/>// <text:s/>so as not to have to do them again.</text:span></text:p>
      <text:p text:style-name="P13"><text:span text:style-name="T2"/></text:p>
      <text:p text:style-name="P17"><text:span text:style-name="T2">int fib(int n, int[] cache) {<text:line-break/><text:tab/>if (cache[n] != null) return cache[n];</text:span></text:p>
      <text:p text:style-name="P18"><text:span text:style-name="T2"/></text:p>
      <text:p text:style-name="P18"><text:span text:style-name="T2">if (n == 0) return 0;<text:line-break/>if (n == 1) return 1;<text:line-break/></text:span></text:p>
      <text:p text:style-name="P18"><text:span text:style-name="T2">cache[n] = fib(n-1, cache) + fib(n-2, cache);<text:line-break/></text:span><text:span text:style-name="T3">r</text:span><text:span text:style-name="T2">eturn cache[n];</text:span></text:p>
      <text:p text:style-name="P17"><text:span text:style-name="T2">}<text:line-break/></text:span></text:p>
      <text:p text:style-name="P14"><text:tab/>- the time complexity of the efficient algorithm is O(n)<text:line-break/><text:line-break/></text:p>
      <text:p text:style-name="P16"><text:tab/>- the efficient recursive algorithm incurs a space cost (for the cache, and also the call stack). Ask if they can think of an iterative solution which still calculates in O(n) time and <text:span text:style-name="T4">additionally, </text:span>O(n) space.<text:line-break/></text:p>
      <text:p text:style-name="P15"><text:tab/><text:tab/>int fib(int n) {<text:line-break/><text:tab/><text:tab/><text:tab/>int p1 = 0; <text:s/>int p2 = 1;<text:line-break/><text:tab/><text:tab/><text:tab/>int sum = p1 + p2;<text:line-break/><text:line-break/><text:tab/><text:tab/><text:tab/>while (n<text:span text:style-name="T4">--</text:span> &gt; 2) {<text:line-break/><text:tab/><text:tab/><text:tab/><text:tab/>p1 = p2;<text:line-break/><text:tab/><text:tab/><text:tab/><text:tab/>p2 = sum;<text:line-break/><text:line-break/><text:tab/><text:tab/><text:tab/><text:tab/>sum = p1 + p2;<text:line-break/><text:tab/><text:tab/><text:tab/>}<text:line-break/><text:line-break/><text:tab/><text:tab/><text:tab/>return sum;</text:p>
      <text:p text:style-name="P13"><text:span text:style-name="T2"><text:tab/><text:tab/>}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1ee7c3" officeooo:paragraph-rsid="00235a42"/>
    </style:style>
    <style:style style:name="MP2" style:family="paragraph" style:parent-style-name="Table_20_Contents">
      <style:text-properties officeooo:rsid="001ee7c3" officeooo:paragraph-rsid="00235a42"/>
    </style:style>
    <style:style style:name="MP3" style:family="paragraph" style:parent-style-name="Table_20_Contents">
      <style:text-properties officeooo:rsid="00092fa7" officeooo:paragraph-rsid="00235a42"/>
    </style:style>
    <style:style style:name="MP4" style:family="paragraph" style:parent-style-name="Table_20_Contents">
      <style:text-properties officeooo:rsid="0023c411" officeooo:paragraph-rsid="00235a42"/>
    </style:style>
    <style:style style:name="MP5" style:family="paragraph" style:parent-style-name="Standard">
      <style:text-properties officeooo:paragraph-rsid="00235a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Fibonacci Numbers</text:p>
            </table:table-cell>
            <table:table-cell table:style-name="Table2.A1" office:value-type="string">
              <text:p text:style-name="MP2">Coding</text:p>
            </table:table-cell>
            <table:table-cell table:style-name="Table2.A1" office:value-type="string">
              <text:p text:style-name="MP3">Easy</text:p>
            </table:table-cell>
            <table:table-cell table:style-name="Table2.A1" office:value-type="string">
              <text:p text:style-name="MP4">Page <text:page-number text:select-page="current">2</text:page-number> of <text:page-count>2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5:08:31.625000000</meta:creation-date>
    <dc:date>2017-04-09T16:27:31.838000000</dc:date>
    <meta:editing-duration>PT36M23S</meta:editing-duration>
    <meta:editing-cycles>2</meta:editing-cycles>
    <meta:generator>LibreOffice/5.2.5.1$Windows_x86 LibreOffice_project/0312e1a284a7d50ca85a365c316c7abbf20a4d22</meta:generator>
    <meta:document-statistic meta:table-count="1" meta:image-count="0" meta:object-count="0" meta:page-count="2" meta:paragraph-count="23" meta:word-count="290" meta:character-count="1565" meta:non-whitespace-character-count="1247"/>
  </office:meta>
</office:document-meta>
</file>